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22db" officeooo:paragraph-rsid="000022db"/>
    </style:style>
    <style:style style:name="P2" style:family="paragraph" style:parent-style-name="Text_20_body">
      <style:text-properties officeooo:rsid="0001b9eb" officeooo:paragraph-rsid="0001b9eb"/>
    </style:style>
    <style:style style:name="P3" style:family="paragraph" style:parent-style-name="Title">
      <style:text-properties fo:language="fr" fo:country="FR" officeooo:rsid="00008668" officeooo:paragraph-rsid="00008668"/>
    </style:style>
    <style:style style:name="P4" style:family="paragraph" style:parent-style-name="Heading_20_1">
      <style:text-properties officeooo:rsid="000022db" officeooo:paragraph-rsid="000022db"/>
    </style:style>
    <style:style style:name="P5" style:family="paragraph" style:parent-style-name="Heading_20_1">
      <style:text-properties officeooo:rsid="00020216" officeooo:paragraph-rsid="00020216"/>
    </style:style>
    <style:style style:name="P6" style:family="paragraph" style:parent-style-name="Text_20_body" style:list-style-name="L1">
      <style:text-properties officeooo:rsid="000022db" officeooo:paragraph-rsid="000022db"/>
    </style:style>
    <style:style style:name="P7" style:family="paragraph" style:parent-style-name="Text_20_body" style:list-style-name="L2">
      <style:text-properties officeooo:rsid="000022db" officeooo:paragraph-rsid="000022db"/>
    </style:style>
    <style:style style:name="P8" style:family="paragraph" style:parent-style-name="Text_20_body" style:list-style-name="L3">
      <style:text-properties officeooo:rsid="000022db" officeooo:paragraph-rsid="000022db"/>
    </style:style>
    <style:style style:name="P9" style:family="paragraph" style:parent-style-name="Text_20_body" style:list-style-name="L4">
      <style:text-properties officeooo:rsid="000022db" officeooo:paragraph-rsid="000022db"/>
    </style:style>
    <style:style style:name="P10" style:family="paragraph" style:parent-style-name="Text_20_body" style:list-style-name="L1">
      <style:text-properties officeooo:rsid="0001b9eb" officeooo:paragraph-rsid="0001b9eb"/>
    </style:style>
    <style:style style:name="P11" style:family="paragraph" style:parent-style-name="Text_20_body" style:list-style-name="L2">
      <style:text-properties officeooo:rsid="0001b9eb" officeooo:paragraph-rsid="0001b9eb"/>
    </style:style>
    <style:style style:name="P12" style:family="paragraph" style:parent-style-name="Text_20_body" style:list-style-name="L3">
      <style:text-properties officeooo:rsid="0001b9eb" officeooo:paragraph-rsid="0001b9eb"/>
    </style:style>
    <style:style style:name="P13" style:family="paragraph" style:parent-style-name="Text_20_body" style:list-style-name="L4">
      <style:text-properties officeooo:rsid="0001b9eb" officeooo:paragraph-rsid="0001b9eb"/>
    </style:style>
    <style:style style:name="P14" style:family="paragraph" style:parent-style-name="Text_20_body" style:list-style-name="L5">
      <style:text-properties officeooo:rsid="00020216" officeooo:paragraph-rsid="000202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uton et capteur</text:p>
      <text:h text:style-name="P4" text:outline-level="1">Aile</text:h>
      <text:list xml:id="list2742324454" text:style-name="L1">
        <text:list-item>
          <text:p text:style-name="P6">Bouton technicien</text:p>
        </text:list-item>
        <text:list-item>
          <text:p text:style-name="P6">Bouton aile</text:p>
        </text:list-item>
        <text:list-item>
          <text:p text:style-name="P10">Capteur aile</text:p>
        </text:list-item>
      </text:list>
      <text:h text:style-name="P4" text:outline-level="1">Pince (haute et basse)</text:h>
      <text:list xml:id="list218189347" text:style-name="L2">
        <text:list-item>
          <text:p text:style-name="P7">Bouton activation valve x2</text:p>
        </text:list-item>
        <text:list-item>
          <text:p text:style-name="P7">Valve x2</text:p>
        </text:list-item>
        <text:list-item>
          <text:p text:style-name="P11">Capteur des deux pinces</text:p>
        </text:list-item>
      </text:list>
      <text:h text:style-name="P4" text:outline-level="1">Attacher les étages</text:h>
      <text:list xml:id="list161280493" text:style-name="L3">
        <text:list-item>
          <text:p text:style-name="P8">Bouton étage 1 et 2</text:p>
        </text:list-item>
        <text:list-item>
          <text:p text:style-name="P8">Bouton étage 2 et 3</text:p>
        </text:list-item>
        <text:list-item>
          <text:p text:style-name="P12">Capteur étage 1 à 2</text:p>
        </text:list-item>
        <text:list-item>
          <text:p text:style-name="P12">Capteur étage 2 à 3</text:p>
        </text:list-item>
      </text:list>
      <text:h text:style-name="P4" text:outline-level="1">Moteur</text:h>
      <text:list xml:id="list2924823872" text:style-name="L4">
        <text:list-item>
          <text:p text:style-name="P9">Bouton refroidissement moteur</text:p>
        </text:list-item>
        <text:list-item>
          <text:p text:style-name="P13">Capteur thermomètre</text:p>
        </text:list-item>
      </text:list>
      <text:h text:style-name="P5" text:outline-level="1">Bouton true false</text:h>
      <text:list xml:id="list3082281343" text:style-name="L5">
        <text:list-item>
          <text:p text:style-name="P14">Rien à dire de plu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2-01T00:42:19.235000000</dc:date>
    <meta:editing-duration>PT12M12S</meta:editing-duration>
    <meta:editing-cycles>4</meta:editing-cycles>
    <meta:document-statistic meta:table-count="0" meta:image-count="0" meta:object-count="0" meta:page-count="1" meta:paragraph-count="19" meta:word-count="74" meta:character-count="338" meta:non-whitespace-character-count="296"/>
  </office:meta>
</office:document-meta>
</file>